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54a1f" officeooo:paragraph-rsid="001f06b9"/>
    </style:style>
    <style:style style:name="P3" style:family="paragraph" style:parent-style-name="Standard">
      <style:paragraph-properties fo:text-align="center" style:justify-single-word="false"/>
      <style:text-properties officeooo:rsid="00102324" officeooo:paragraph-rsid="001f06b9"/>
    </style:style>
    <style:style style:name="P4" style:family="paragraph" style:parent-style-name="Standard">
      <style:text-properties officeooo:rsid="00102324" officeooo:paragraph-rsid="001f06b9"/>
    </style:style>
    <style:style style:name="P5" style:family="paragraph" style:parent-style-name="Standard">
      <style:paragraph-properties fo:text-align="start" style:justify-single-word="false"/>
      <style:text-properties officeooo:rsid="001fcdf2" officeooo:paragraph-rsid="001fcdf2"/>
    </style:style>
    <style:style style:name="P6" style:family="paragraph" style:parent-style-name="Standard">
      <style:paragraph-properties fo:text-align="start" style:justify-single-word="false"/>
      <style:text-properties officeooo:rsid="001ff37c" officeooo:paragraph-rsid="001ff37c"/>
    </style:style>
    <style:style style:name="P7" style:family="paragraph" style:parent-style-name="Standard">
      <style:paragraph-properties fo:text-align="start" style:justify-single-word="false"/>
      <style:text-properties officeooo:rsid="00201f88" officeooo:paragraph-rsid="00201f88"/>
    </style:style>
    <style:style style:name="T1" style:family="text">
      <style:text-properties officeooo:rsid="001f06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LESSY</text:p>
      <text:p text:style-name="P4">THOMAS</text:p>
      <text:p text:style-name="P3">My Angular</text:p>
      <text:p text:style-name="P2">TP-<text:span text:style-name="T1">3</text:span></text:p>
      <text:p text:style-name="P2"/>
      <text:p text:style-name="P5">1)a) on crée un composant nommé HeroDetailComponent avec la commande 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ng generate component hero-detail</text:p>
          </table:table-cell>
        </table:table-row>
      </table:table>
      <text:p text:style-name="P5">b)</text:p>
      <text:p text:style-name="P5">On copie le template de HeroDetail pour le mettre dans HeroDetailComponent</text:p>
      <text:p text:style-name="P5"/>
      <text:p text:style-name="P5">c)</text:p>
      <text:p text:style-name="P5">pour que <text:s/>HeroDetailComponent fonctionne avec Hero, on doit effectuer un import</text:p>
      <text:p text:style-name="P5">La propriété hero doit être une propriété Input, annotée avec le décorateur @Input ()</text:p>
      <text:p text:style-name="P5"/>
      <text:p text:style-name="P5">e)</text:p>
      <text:p text:style-name="P5">Ici, on met à jour le template de HeroesComponent,</text:p>
      <text:p text:style-name="P6">On créer une liaison de la propriété selectedHero du composant HeroComponent vers la propriété hero de l'élément cible, qui correspond à la propriété hero du composant HeroDetailComponent.</text:p>
      <text:p text:style-name="P6"/>
      <text:p text:style-name="P7">2) Conclusion :</text:p>
      <text:p text:style-name="P7"/>
      <text:p text:style-name="P7">-Nous avons modifié et améliorer HeroesComponent et HeroDetailComponent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16:27:24.719000000</meta:creation-date>
    <dc:date>2018-12-22T16:43:08.334000000</dc:date>
    <meta:editing-duration>PT5M31S</meta:editing-duration>
    <meta:editing-cycles>3</meta:editing-cycles>
    <meta:generator>LibreOffice/6.0.7.3$Windows_X86_64 LibreOffice_project/dc89aa7a9eabfd848af146d5086077aeed2ae4a5</meta:generator>
    <meta:document-statistic meta:table-count="1" meta:image-count="0" meta:object-count="0" meta:page-count="1" meta:paragraph-count="16" meta:word-count="105" meta:character-count="697" meta:non-whitespace-character-count="606"/>
  </office:meta>
</office:document-meta>
</file>